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421" officeooo:paragraph-rsid="00015421"/>
    </style:style>
    <style:style style:name="P2" style:family="paragraph" style:parent-style-name="Standard">
      <style:text-properties officeooo:rsid="00015421" officeooo:paragraph-rsid="00021c6d"/>
    </style:style>
    <style:style style:name="T1" style:family="text">
      <style:text-properties officeooo:rsid="00021c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dastro materiais:</text:p>
      <text:p text:style-name="P1"/>
      <text:p text:style-name="P1">Inserir campo modelo – combobox - <text:s/>Gerar tela cadastro</text:p>
      <text:p text:style-name="P1">inserir part Number</text:p>
      <text:p text:style-name="P1">ComboBox – Marca</text:p>
      <text:p text:style-name="P2"><text:span text:style-name="T1">Verificar a existencia de api para codigos</text:span></text:p>
      <text:p text:style-name="P1"/>
      <text:p text:style-name="P1">Fornecedores</text:p>
      <text:p text:style-name="P1"/>
      <text:p text:style-name="P1">inserir setor de atividade – combox – gerar tela</text:p>
      <text:p text:style-name="P1"/>
      <text:p text:style-name="P1"/>
      <text:p text:style-name="P1">Devolução</text:p>
      <text:p text:style-name="P1"/>
      <text:p text:style-name="P1">Permitir a baixa de componentes - <text:s/>em materiais de consumo</text:p>
      <text:p text:style-name="P1"/>
      <text:p text:style-name="P1">Emprestimo</text:p>
      <text:p text:style-name="P1"/>
      <text:p text:style-name="P1">Não necessita que o usuario vincule o ambiente em qualquer material emprestado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1T19:38:14.85</meta:creation-date>
    <dc:date>2013-06-11T20:03:04.24</dc:date>
    <meta:editing-duration>P0D</meta:editing-duration>
    <meta:editing-cycles>2</meta:editing-cycles>
    <meta:generator>LibreOffice/3.6$Windows_x86 LibreOffice_project/932b512-69e3009-7a10e5c-fc86223-a55908</meta:generator>
    <meta:document-statistic meta:table-count="0" meta:image-count="0" meta:object-count="0" meta:page-count="1" meta:paragraph-count="11" meta:word-count="58" meta:character-count="365" meta:non-whitespace-character-count="316"/>
  </office:meta>
</office:document-meta>
</file>